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9.95cm" fo:min-width="2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198cm"/>
      <style:paragraph-properties style:writing-mode="lr-tb"/>
    </style:style>
    <style:style style:name="gr5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3.1cm"/>
      <style:paragraph-properties style:writing-mode="lr-tb"/>
    </style:style>
    <style:style style:name="gr7" style:family="graphic" style:parent-style-name="Arrow_20_Line">
      <style:graphic-properties draw:textarea-vertical-align="middle"/>
      <style:paragraph-properties style:writing-mode="lr-tb"/>
    </style:style>
    <style:style style:name="gr8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9" style:family="graphic" style:parent-style-name="Arrow_20_Line" style:list-style-name="L1">
      <style:graphic-properties svg:stroke-color="#808080" draw:textarea-vertical-align="middle" draw:line-distance="3.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Arrow_20_Line" style:list-style-name="L1">
      <style:graphic-properties svg:stroke-color="#808080" draw:textarea-vertical-align="middle" draw:line-distance="3.099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15cm" fo:min-width="10.6cm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 draw:line-distance="1cm"/>
      <style:paragraph-properties style:writing-mode="lr-tb"/>
    </style:style>
    <style:style style:name="gr16" style:family="graphic" style:parent-style-name="standard">
      <style:graphic-properties svg:stroke-color="#ffcc00" draw:fill-color="#ff9900" draw:textarea-horizontal-align="justify" draw:textarea-vertical-align="middle" draw:auto-grow-height="false" fo:min-height="0.65cm" fo:min-width="2.3cm"/>
      <style:paragraph-properties style:writing-mode="lr-tb"/>
    </style:style>
    <style:style style:name="gr17" style:family="graphic" style:parent-style-name="Arrow_20_Line" style:list-style-name="L1">
      <style:graphic-properties svg:stroke-color="#808080" draw:textarea-vertical-align="middle" draw:line-distance="1.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990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10.2cm" svg:x="8.3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9cm" svg:height="1cm" svg:x="1cm" svg:y="1cm">
          <draw:text-box>
            <text:p text:style-name="P3">Go Tronic ASB01 servomotor support </text:p>
          </draw:text-box>
        </draw:frame>
        <draw:frame draw:style-name="gr4" draw:text-style-name="P5" draw:layer="layout" svg:width="6.698cm" svg:height="1.916cm" svg:x="0.984cm" svg:y="2.2cm">
          <draw:text-box>
            <text:list text:style-name="L1">
              <text:list-item>
                <text:p><text:span text:style-name="T1">Top view</text:span></text:p>
              </text:list-item>
              <text:list-item>
                <text:p><text:span text:style-name="T1">Not to scale</text:span></text:p>
              </text:list-item>
              <text:list-item>
                <text:p><text:span text:style-name="T1">All holes diameter : </text:span><text:span text:style-name="T1">3 mm</text:span></text:p>
              </text:list-item>
            </text:list>
          </draw:text-box>
        </draw:frame>
        <draw:measure draw:style-name="gr5" draw:text-style-name="P6" draw:layer="measurelines" svg:x1="9.799cm" svg:y1="8.045cm" svg:x2="9.8cm" svg:y2="15.7cm">
          <text:p text:style-name="P6"><text:span text:style-name="T2"><text:measure text:kind="gap"/></text:span><text:span text:style-name="T2">48 mm</text:span></text:p>
        </draw:measure>
        <draw:measure draw:style-name="gr6" draw:text-style-name="P6" draw:layer="measurelines" svg:x1="11.7cm" svg:y1="6.8cm" svg:x2="11.7cm" svg:y2="17cm">
          <text:p text:style-name="P6"><text:span text:style-name="T2"><text:measure text:kind="gap"/></text:span><text:span text:style-name="T2">61 mm</text:span><text:span text:style-name="T2"><text:measure text:kind="gap"/></text:span></text:p>
        </draw:measure>
        <draw:measure draw:style-name="gr7" draw:text-style-name="P8" draw:layer="measurelines" svg:x1="11.7cm" svg:y1="17.1cm" svg:x2="8.3cm" svg:y2="17.1cm">
          <text:p text:style-name="P7"><text:span text:style-name="T2">11 mm</text:span></text:p>
        </draw:measure>
        <draw:measure draw:style-name="gr8" draw:text-style-name="P6" draw:layer="layout" svg:x1="9.9cm" svg:y1="8.044cm" svg:x2="9.9cm" svg:y2="6.8cm">
          <text:p text:style-name="P6"><text:span text:style-name="T2"><text:measure text:kind="gap"/></text:span><text:span text:style-name="T2">6,5 mm</text:span></text:p>
        </draw:measure>
        <draw:measure draw:style-name="gr9" draw:text-style-name="P6" draw:layer="layout" svg:x1="9.9cm" svg:y1="16.982cm" svg:x2="9.9cm" svg:y2="15.699cm">
          <text:p text:style-name="P6"><text:span text:style-name="T2"><text:measure text:kind="gap"/></text:span><text:span text:style-name="T2">6,5 mm</text:span></text:p>
        </draw:measure>
      </draw:page>
      <draw:page draw:name="page2" draw:style-name="dp1" draw:master-page-name="Default">
        <draw:custom-shape draw:style-name="gr1" draw:text-style-name="P1" draw:layer="layout" svg:width="3.4cm" svg:height="10.2cm" svg:x="11.7cm" svg:y="11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.8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9cm" svg:height="1cm" svg:x="1cm" svg:y="1cm">
          <draw:text-box>
            <text:p text:style-name="P3">Assembled servomotor</text:p>
          </draw:text-box>
        </draw:frame>
        <draw:frame draw:style-name="gr4" draw:text-style-name="P5" draw:layer="layout" svg:width="11.156cm" svg:height="3.581cm" svg:x="0.984cm" svg:y="2.2cm">
          <draw:text-box>
            <text:list text:style-name="L1">
              <text:list-item>
                <text:p><text:span text:style-name="T1">T</text:span><text:span text:style-name="T1">o</text:span><text:span text:style-name="T1">p</text:span><text:span text:style-name="T1"> </text:span><text:span text:style-name="T1">v</text:span><text:span text:style-name="T1">i</text:span><text:span text:style-name="T1">e</text:span><text:span text:style-name="T1">w</text:span></text:p>
              </text:list-item>
              <text:list-item>
                <text:p><text:span text:style-name="T1">N</text:span><text:span text:style-name="T1">o</text:span><text:span text:style-name="T1">t</text:span><text:span text:style-name="T1"> </text:span><text:span text:style-name="T1">t</text:span><text:span text:style-name="T1">o</text:span><text:span text:style-name="T1"> </text:span><text:span text:style-name="T1">s</text:span><text:span text:style-name="T1">c</text:span><text:span text:style-name="T1">a</text:span><text:span text:style-name="T1">l</text:span><text:span text:style-name="T1">e</text:span></text:p>
              </text:list-item>
              <text:list-item>
                <text:p><text:span text:style-name="T1">A</text:span><text:span text:style-name="T1">l</text:span><text:span text:style-name="T1">l</text:span><text:span text:style-name="T1"> </text:span><text:span text:style-name="T1">h</text:span><text:span text:style-name="T1">o</text:span><text:span text:style-name="T1">l</text:span><text:span text:style-name="T1">e</text:span><text:span text:style-name="T1">s</text:span><text:span text:style-name="T1"> </text:span><text:span text:style-name="T1">d</text:span><text:span text:style-name="T1">i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 </text:span><text:span text:style-name="T1">:</text:span><text:span text:style-name="T1"> </text:span><text:span text:style-name="T1">3</text:span><text:span text:style-name="T1"> </text:span><text:span text:style-name="T1">m</text:span><text:span text:style-name="T1">m</text:span></text:p>
              </text:list-item>
              <text:list-item>
                <text:p><text:span text:style-name="T1">S</text:span><text:span text:style-name="T1">e</text:span><text:span text:style-name="T1">r</text:span><text:span text:style-name="T1">v</text:span><text:span text:style-name="T1">o</text:span><text:span text:style-name="T1">m</text:span><text:span text:style-name="T1">o</text:span><text:span text:style-name="T1">t</text:span><text:span text:style-name="T1">o</text:span><text:span text:style-name="T1">r</text:span><text:span text:style-name="T1"> </text:span><text:span text:style-name="T1">:</text:span><text:span text:style-name="T1"> </text:span><text:span text:style-name="T1">F</text:span><text:span text:style-name="T1">e</text:span><text:span text:style-name="T1">e</text:span><text:span text:style-name="T1">t</text:span><text:span text:style-name="T1">e</text:span><text:span text:style-name="T1">c</text:span><text:span text:style-name="T1">h</text:span><text:span text:style-name="T1"> </text:span><text:span text:style-name="T1">F</text:span><text:span text:style-name="T1">S</text:span><text:span text:style-name="T1">5</text:span><text:span text:style-name="T1">1</text:span><text:span text:style-name="T1">1</text:span><text:span text:style-name="T1">3</text:span><text:span text:style-name="T1">R</text:span></text:p>
              </text:list-item>
              <text:list-item>
                <text:p><text:span text:style-name="T1">S</text:span><text:span text:style-name="T1">u</text:span><text:span text:style-name="T1">p</text:span><text:span text:style-name="T1">p</text:span><text:span text:style-name="T1">o</text:span><text:span text:style-name="T1">r</text:span><text:span text:style-name="T1">t</text:span><text:span text:style-name="T1"> </text:span><text:span text:style-name="T1">:</text:span><text:span text:style-name="T1"> </text:span><text:span text:style-name="T1">G</text:span><text:span text:style-name="T1">o</text:span><text:span text:style-name="T1"> </text:span><text:span text:style-name="T1">T</text:span><text:span text:style-name="T1">r</text:span><text:span text:style-name="T1">o</text:span><text:span text:style-name="T1">n</text:span><text:span text:style-name="T1">i</text:span><text:span text:style-name="T1">c</text:span><text:span text:style-name="T1"> </text:span><text:span text:style-name="T1">A</text:span><text:span text:style-name="T1">S</text:span><text:span text:style-name="T1">B</text:span><text:span text:style-name="T1">0</text:span><text:span text:style-name="T1">1</text:span></text:p>
              </text:list-item>
              <text:list-item>
                <text:p><text:span text:style-name="T1">W</text:span><text:span text:style-name="T1">h</text:span><text:span text:style-name="T1">e</text:span><text:span text:style-name="T1">e</text:span><text:span text:style-name="T1">l</text:span><text:span text:style-name="T1"> </text:span><text:span text:style-name="T1">:</text:span><text:span text:style-name="T1"> </text:span><text:span text:style-name="T1">F</text:span><text:span text:style-name="T1">e</text:span><text:span text:style-name="T1">e</text:span><text:span text:style-name="T1">t</text:span><text:span text:style-name="T1">e</text:span><text:span text:style-name="T1">c</text:span><text:span text:style-name="T1">h</text:span><text:span text:style-name="T1"> </text:span><text:span text:style-name="T1">F</text:span><text:span text:style-name="T1">S</text:span><text:span text:style-name="T1">5</text:span><text:span text:style-name="T1">1</text:span><text:span text:style-name="T1">0</text:span><text:span text:style-name="T1">3</text:span><text:span text:style-name="T1">R</text:span><text:span text:style-name="T1">-</text:span><text:span text:style-name="T1">W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a</text:span><text:span text:style-name="T1">l</text:span><text:span text:style-name="T1"> </text:span><text:span text:style-name="T1">t</text:span><text:span text:style-name="T1">i</text:span><text:span text:style-name="T1">r</text:span><text:span text:style-name="T1">e</text:span></text:p>
              </text:list-item>
            </text:list>
          </draw:text-box>
        </draw:frame>
        <draw:measure draw:style-name="gr11" draw:text-style-name="P6" draw:layer="layout" svg:x1="11.7cm" svg:y1="19.901cm" svg:x2="8.901cm" svg:y2="19.901cm">
          <text:p text:style-name="P6"><text:measure text:kind="gap"/>19 mm</text:p>
        </draw:measure>
        <draw:frame draw:style-name="gr12" draw:text-style-name="P10" draw:layer="layout" svg:width="5.438cm" svg:height="1.361cm" svg:x="8.962cm" svg:y="6.84cm">
          <draw:text-box>
            <text:p text:style-name="P9"><text:span text:style-name="T3">Angle bracket bending</text:span></text:p>
            <text:p text:style-name="P9"><text:span text:style-name="T3">is on this side</text:span></text:p>
          </draw:text-box>
        </draw:frame>
        <draw:line draw:style-name="gr13" draw:text-style-name="P11" draw:layer="layout" svg:x1="11.7cm" svg:y1="8.2cm" svg:x2="11.7cm" svg:y2="11.701cm">
          <text:p/>
        </draw:line>
        <draw:custom-shape draw:style-name="gr14" draw:text-style-name="P12" draw:layer="layout" svg:width="11.1cm" svg:height="3.4cm" draw:transform="rotate (1.5709708597201) translate (5.5cm 20.101cm)">
          <text:p text:style-name="P12">Wheel</text:p>
          <draw:enhanced-geometry svg:viewBox="0 0 21600 21600" draw:type="rectangle" draw:enhanced-path="M 0 0 L 21600 0 21600 21600 0 21600 0 0 Z N"/>
        </draw:custom-shape>
        <draw:measure draw:style-name="gr7" draw:text-style-name="P8" draw:layer="layout" svg:x1="8.9cm" svg:y1="20.201cm" svg:x2="5.5cm" svg:y2="20.201cm">
          <text:p text:style-name="P7"><text:span text:style-name="T2">11 mm</text:span></text:p>
        </draw:measure>
        <draw:measure draw:style-name="gr15" draw:text-style-name="P6" draw:layer="layout" svg:x1="5.4cm" svg:y1="20.101cm" svg:x2="5.4cm" svg:y2="9.001cm">
          <text:p text:style-name="P6"><text:span text:style-name="T2"><text:measure text:kind="gap"/></text:span><text:span text:style-name="T2">70 mm</text:span><text:span text:style-name="T2"><text:measure text:kind="gap"/></text:span></text:p>
        </draw:measure>
        <draw:custom-shape draw:style-name="gr16" draw:text-style-name="P14" draw:layer="layout" svg:width="2.8cm" svg:height="0.9cm" svg:x="8.9cm" svg:y="14.201cm">
          <text:p text:style-name="P13"><text:span text:style-name="T3">Servo axle</text:span></text:p>
          <draw:enhanced-geometry svg:viewBox="0 0 21600 21600" draw:type="rectangle" draw:enhanced-path="M 0 0 L 21600 0 21600 21600 0 21600 0 0 Z N"/>
        </draw:custom-shape>
        <draw:measure draw:style-name="gr17" draw:text-style-name="P6" draw:layer="layout" svg:x1="15.1cm" svg:y1="11.7cm" svg:x2="15.1cm" svg:y2="14.699cm">
          <text:p text:style-name="P6"><text:measure text:kind="gap"/>20 mm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 </meta:initial-creator>
    <meta:creation-date>2020-08-13T09:00:47.391588681</meta:creation-date>
    <dc:date>2020-08-13T09:30:46.936052612</dc:date>
    <dc:creator>ar </dc:creator>
    <meta:editing-duration>PT26M29S</meta:editing-duration>
    <meta:editing-cycles>23</meta:editing-cycles>
    <meta:generator>LibreOffice/6.4.4.2$Linux_X86_64 LibreOffice_project/40$Build-2</meta:generator>
    <meta:document-statistic meta:object-count="23"/>
  </office:meta>
</office:document-meta>
</file>